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path draw:style-name="gr1" draw:layer="layout" svg:width="1.286cm" svg:height="1.337cm" svg:x="0.533cm" svg:y="0.265cm" svg:viewBox="0 0 1287 1338" svg:d="m0 269c267-507 708-201 508 133s-401 134-187-187 682 121 481 455-361 200-160-134 682 93 481 427-415 147-214-187 642 27 161 562">
            <text:p/>
          </draw:path>
          <draw:line draw:style-name="gr1" draw:layer="layout" svg:x1="1.6cm" svg:y1="1.6cm" svg:x2="2cm" svg:y2="2cm">
            <text:p/>
          </draw:line>
          <draw:line draw:style-name="gr1" draw:layer="layout" svg:x1="0cm" svg:y1="0cm" svg:x2="0.533cm" svg:y2="0.5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Inductor</dc:title>
    <meta:creation-date>2011-02-07T17:11:1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